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MS Mincho" svg:font-family="'MS Mincho', 'ＭＳ 明朝'" style:font-family-generic="modern"/>
    <style:font-face style:name="Verdana" svg:font-family="Verdana" style:font-family-generic="swiss"/>
    <style:font-face style:name="Fira Mono" svg:font-family="'Fira Mono'" style:font-pitch="fixed"/>
    <style:font-face style:name="Hack" svg:font-family="Hack" style:font-pitch="fixed"/>
    <style:font-face style:name="IBM 3270 Narrow" svg:font-family="'IBM 3270 Narrow'" style:font-pitch="fixed"/>
    <style:font-face style:name="Inconsolata" svg:font-family="Inconsolata" style:font-pitch="fixed"/>
    <style:font-face style:name="Noto Mono" svg:font-family="'Noto Mono'" style:font-pitch="fixed"/>
    <style:font-face style:name="NovaMono" svg:font-family="NovaMono" style:font-pitch="fixed"/>
    <style:font-face style:name="ProFont for Powerline" svg:font-family="'ProFont for Powerline'" style:font-pitch="fixed"/>
    <style:font-face style:name="monofur for Powerline" svg:font-family="'monofur for Powerline'" style:font-pitch="fixed"/>
    <style:font-face style:name="Cousine" svg:font-family="Cousine" style:font-family-generic="modern" style:font-pitch="fixed"/>
    <style:font-face style:name="DejaVu Sans Mono" svg:font-family="'DejaVu Sans Mono'" style:font-family-generic="modern" style:font-pitch="fixed"/>
    <style:font-face style:name="ConkyWind" svg:font-family="ConkyWind" style:font-pitch="variable"/>
    <style:font-face style:name="Exo 2 Extra Light" svg:font-family="'Exo 2 Extra Light'" style:font-pitch="variable"/>
    <style:font-face style:name="Michroma" svg:font-family="Michroma" style:font-pitch="variable"/>
    <style:font-face style:name="PF Tempesta Five" svg:font-family="'PF Tempesta Five'" style:font-pitch="variable"/>
    <style:font-face style:name="Roboto" svg:font-family="Roboto" style:font-pitch="variable"/>
    <style:font-face style:name="Tinos" svg:font-family="Tinos" style:font-pitch="variable"/>
    <style:font-face style:name="hooge 05_53" svg:font-family="'hooge 05_53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fo:language="en" fo:country="US" style:font-size-asian="11pt" style:font-name-complex="Tahoma" style:font-size-complex="11pt"/>
    </style:style>
    <style:style style:name="P2" style:family="paragraph" style:parent-style-name="Standard">
      <style:text-properties style:font-name="Roboto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Roboto" fo:font-size="11pt" style:font-size-asian="11pt" style:font-size-complex="11pt"/>
    </style:style>
    <style:style style:name="P4" style:family="paragraph" style:parent-style-name="Standard">
      <style:text-properties style:font-name="Roboto" fo:font-size="11pt" style:font-size-asian="11pt" style:font-name-complex="Tahoma" style:font-size-complex="11pt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08in solid #000000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6" style:family="paragraph" style:parent-style-name="Standard">
      <style:paragraph-properties fo:text-align="end" style:justify-single-word="false" fo:padding="0in" fo:border-left="none" fo:border-right="none" fo:border-top="none" fo:border-bottom="0.0008in solid #000000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8" style:family="paragraph" style:parent-style-name="Standard" style:list-style-name="WW8Num1">
      <style:text-properties style:font-name="Roboto" fo:font-size="11pt" style:font-size-asian="11pt" style:font-name-complex="Tahoma" style:font-size-complex="11pt"/>
    </style:style>
    <style:style style:name="P9" style:family="paragraph" style:parent-style-name="Standard" style:list-style-name="WW8Num1">
      <style:text-properties style:font-name="Roboto" fo:font-size="11pt" fo:language="en" fo:country="US" style:font-size-asian="11pt" style:font-name-complex="Tahoma" style:font-size-complex="11pt"/>
    </style:style>
    <style:style style:name="P10" style:family="paragraph" style:parent-style-name="Standard">
      <style:paragraph-properties fo:background-color="transparent">
        <style:background-image/>
      </style:paragraph-properties>
    </style:style>
    <style:style style:name="T1" style:family="text">
      <style:text-properties style:font-name-complex="Tahoma"/>
    </style:style>
    <style:style style:name="T2" style:family="text">
      <style:text-properties fo:font-weight="bold" style:font-weight-asian="bold" style:font-name-complex="Tahoma" style:font-weight-complex="bold"/>
    </style:style>
    <style:style style:name="T3" style:family="text">
      <style:text-properties fo:language="en" fo:country="US" fo:font-weight="normal" style:font-weight-asian="normal" style:font-name-complex="Tahoma" style:font-weight-complex="normal"/>
    </style:style>
    <style:style style:name="T4" style:family="text">
      <style:text-properties fo:language="en" fo:country="US" fo:font-weight="bold" style:font-weight-asian="bold" style:font-name-complex="Tahoma" style:font-weight-complex="bold"/>
    </style:style>
    <style:style style:name="T5" style:family="text">
      <style:text-properties fo:language="en" fo:country="US" style:font-name-complex="Tahoma"/>
    </style:style>
    <style:style style:name="T6" style:family="text">
      <style:text-properties style:font-name="Roboto" fo:font-size="11pt" fo:language="en" fo:country="US" fo:font-weight="normal" style:font-size-asian="11pt" style:font-weight-asian="normal" style:font-name-complex="Tahoma" style:font-size-complex="11pt" style:font-weight-complex="normal"/>
    </style:style>
    <style:style style:name="T7" style:family="text"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T8" style:family="text">
      <style:text-properties style:font-name="Roboto" fo:font-size="11pt" fo:language="en" fo:country="US" style:font-size-asian="11pt" style:font-name-complex="Tahoma" style:font-size-complex="11pt"/>
    </style:style>
    <style:style style:name="T9" style:family="text">
      <style:text-properties style:font-name="Roboto" fo:font-size="11pt" fo:language="en" fo:country="US" style:font-size-asian="11pt" style:font-size-complex="11pt"/>
    </style:style>
    <style:style style:name="T10" style:family="text">
      <style:text-properties style:font-name="Roboto" fo:font-size="11pt" fo:language="en" fo:country="US" style:text-underline-style="none" style:font-size-asian="11pt" style:font-name-complex="Tahoma" style:font-size-complex="11pt"/>
    </style:style>
    <style:style style:name="T11" style:family="text">
      <style:text-properties style:font-name="Roboto" fo:font-size="11pt" style:font-size-asian="11pt" style:font-size-complex="11pt"/>
    </style:style>
    <style:style style:name="T12" style:family="text">
      <style:text-properties style:use-window-font-color="true" style:font-name="Roboto" fo:font-size="11pt" fo:language="en" fo:country="US" style:text-underline-style="none" style:font-size-asian="11pt" style:font-name-complex="Tahoma" style:font-size-complex="11pt"/>
    </style:style>
    <style:style style:name="T13" style:family="text">
      <style:text-properties style:use-window-font-color="true" style:font-name="Roboto" fo:font-size="11pt" fo:language="en" fo:country="US" style:text-underline-style="none" fo:background-color="transparent" style:font-size-asian="11pt" style:font-name-complex="Tahoma" style:font-size-complex="11pt"/>
    </style:style>
    <style:style style:name="T14" style:family="text">
      <style:text-properties style:use-window-font-color="true" style:font-name="Roboto" fo:font-size="11pt" fo:language="en" fo:country="US" style:font-size-asian="11pt" style:font-name-complex="Tahoma" style:font-size-complex="11pt"/>
    </style:style>
    <style:style style:name="T15" style:family="text">
      <style:text-properties style:use-window-font-color="true" style:font-name="Roboto" fo:font-size="11pt" fo:language="en" fo:country="US" fo:background-color="transparent" style:font-size-asian="11pt" style:font-name-complex="Tahoma" style:font-size-complex="11pt"/>
    </style:style>
    <style:style style:name="Sect1" style:family="section">
      <style:section-properties text:dont-balance-text-columns="false" style:editable="false">
        <style:columns fo:column-count="2">
          <style:column style:rel-width="4444*" fo:start-indent="0in" fo:end-indent="0.0063in"/>
          <style:column style:rel-width="5194*" fo:start-indent="0.0063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Μιχάλης Τσουχλαράκης</text:p>
      <text:p text:style-name="P1"/>
      <text:section text:style-name="Sect1" text:name="Section1">
        <text:p text:style-name="P2"><text:span text:style-name="T1">Διαμονή: </text:span><text:span text:style-name="T2">Αθήνα, Ελλάδα</text:span></text:p>
        <text:p text:style-name="Standard"><text:span text:style-name="T6">e-mail:</text:span><text:span text:style-name="T7"> </text:span><text:a xlink:type="simple" xlink:href="mailto:tsouchlarakis@gmail.com" text:style-name="Internet_20_link" text:visited-style-name="Visited_20_Internet_20_Link"><text:span text:style-name="Internet_20_link"><text:span text:style-name="T7">tsouchlarakis@gmail.com</text:span></text:span></text:a></text:p>
        <text:p text:style-name="P3"><text:span text:style-name="T1">Οικογενειακή κατάσταση: </text:span><text:span text:style-name="T2">Άγαμος</text:span></text:p>
        <text:p text:style-name="P3"><text:span text:style-name="T3">Στρατιωτικές υποχρεώσεις: </text:span><text:span text:style-name="T4">Εκπληρωμένες</text:span></text:p>
      </text:section>
      <text:p text:style-name="P5"/>
      <text:p text:style-name="P5">Εκπαίδευση</text:p>
      <text:p text:style-name="P4">1988 - 1991 6ο ΤΕΛ Αθηνών</text:p>
      <text:p text:style-name="P4">Πτυχίο Μηχανολόγου Βιομηχανικών Εγκαταστάσεων &amp; Παραγωγής</text:p>
      <text:p text:style-name="P4"/>
      <text:p text:style-name="P1">2002 Constantinou Computer Studies</text:p>
      <text:list xml:id="list3794273014070116472" text:style-name="WW8Num1">
        <text:list-item>
          <text:p text:style-name="P8">Μεθοδολογία και Πρακτικές Ανάπτυξης, Συντήρησης και Διαχείρισης Συστημάτων Πληροφορικής.</text:p>
        </text:list-item>
        <text:list-item>
          <text:p text:style-name="P9">Oracle PL-SQL, Oracle Developer, Data Base Administration.</text:p>
        </text:list-item>
      </text:list>
      <text:p text:style-name="P1"/>
      <text:p text:style-name="P4">2006 - 2009 ΕΑΠ </text:p>
      <text:p text:style-name="P4">Σχολή Θετικών Επιστημών &amp; Τεχνολογίας,</text:p>
      <text:p text:style-name="P4">Τμήμα Πληροφορικής</text:p>
      <text:p text:style-name="P4"/>
      <text:p text:style-name="Standard"><text:span text:style-name="T8">2017 </text:span><text:a xlink:type="simple" xlink:href="https://www.sololearn.com/Profile/4692870" office:target-frame-name="_blank" xlink:show="new" text:style-name="Internet_20_link" text:visited-style-name="Visited_20_Internet_20_Link"><text:span text:style-name="Internet_20_link"><text:span text:style-name="T8">Solo Learn</text:span></text:span></text:a></text:p>
      <text:p text:style-name="Standard"><text:a xlink:type="simple" xlink:href="https://www.sololearn.com/Certificate/1051-4692870/pdf/" office:target-frame-name="_blank" xlink:show="new" text:style-name="Internet_20_link" text:visited-style-name="Visited_20_Internet_20_Link"><text:span text:style-name="Internet_20_link"><text:span text:style-name="T8">Cpp</text:span></text:span></text:a><text:span text:style-name="T8">, </text:span><text:a xlink:type="simple" xlink:href="https://www.sololearn.com/Certificate/1068-4692870/pdf/" office:target-frame-name="_blank" xlink:show="new" text:style-name="Internet_20_link" text:visited-style-name="Visited_20_Internet_20_Link"><text:span text:style-name="Internet_20_link"><text:span text:style-name="T8">Java</text:span></text:span></text:a><text:span text:style-name="T8">, </text:span><text:a xlink:type="simple" xlink:href="https://www.sololearn.com/Certificate/1073-4692870/pdf/" office:target-frame-name="_blank" xlink:show="new" text:style-name="Internet_20_link" text:visited-style-name="Visited_20_Internet_20_Link"><text:span text:style-name="Internet_20_link"><text:span text:style-name="T8">Python3</text:span></text:span></text:a><text:span text:style-name="T8"> ...</text:span></text:p>
      <text:p text:style-name="P1"/>
      <text:p text:style-name="P10"><text:span text:style-name="T8">2018/2019 </text:span><text:a xlink:type="simple" xlink:href="https://www.freecodecamp.org/michaeltd" office:target-frame-name="_blank" xlink:show="new" text:style-name="Internet_20_link" text:visited-style-name="Visited_20_Internet_20_Link"><text:span text:style-name="Internet_20_link"><text:span text:style-name="T8">freeCodeCamp</text:span></text:span></text:a><text:span text:style-name="Internet_20_link"><text:span text:style-name="T13"> </text:span></text:span><text:span text:style-name="Internet_20_link"><text:span text:style-name="T8"><text:line-break/></text:span></text:span><text:a xlink:type="simple" xlink:href="https://www.freecodecamp.org/certification/michaeltd/legacy-front-end" text:style-name="Internet_20_link" text:visited-style-name="Visited_20_Internet_20_Link"><text:span text:style-name="Internet_20_link">Διεπαφές Ιστού</text:span></text:a><text:span text:style-name="Internet_20_link"><text:span text:style-name="T13">, </text:span></text:span><text:a xlink:type="simple" xlink:href="https://www.freecodecamp.org/certification/michaeltd/legacy-data-visualization" text:style-name="Internet_20_link" text:visited-style-name="Visited_20_Internet_20_Link"><text:span text:style-name="Internet_20_link"><text:span text:style-name="T8">Παρουσίαση Δεδομένων</text:span></text:span></text:a></text:p>
      <text:p text:style-name="Standard"><text:a xlink:type="simple" xlink:href="https://www.freecodecamp.org/certification/michaeltd/javascript-algorithms-and-data-structures" office:target-frame-name="_blank" xlink:show="new" text:style-name="Internet_20_link" text:visited-style-name="Visited_20_Internet_20_Link"><text:span text:style-name="T11">Αλγόριθμοι</text:span></text:a><text:span text:style-name="T9">, </text:span><text:a xlink:type="simple" xlink:href="https://www.freecodecamp.org/certification/michaeltd/front-end-libraries" text:style-name="Internet_20_link" text:visited-style-name="Visited_20_Internet_20_Link"><text:span text:style-name="T11">Βιβλιοθήκες Διεπαφών</text:span></text:a><text:span text:style-name="T9">, </text:span><text:a xlink:type="simple" xlink:href="https://www.freecodecamp.org/certification/michaeltd/data-visualization" text:style-name="Internet_20_link" text:visited-style-name="Visited_20_Internet_20_Link"><text:span text:style-name="Internet_20_link"><text:span text:style-name="T8">Παρουσίαση Δεδομένων</text:span></text:span></text:a></text:p>
      <text:p text:style-name="P6"/>
      <text:p text:style-name="P6">Επαγγελματική Προϋπηρεσία</text:p>
      <text:p text:style-name="P2"><text:span text:style-name="T1">1991 - 1992 </text:span><text:span text:style-name="T5">CIGNA</text:span><text:span text:style-name="T1"> ΕΛΛΑΣ ΑΑΕ</text:span></text:p>
      <text:p text:style-name="P4">Λογιστήριο - Διεκπεραίωση</text:p>
      <text:p text:style-name="P4"/>
      <text:p text:style-name="P4">1996 - 1997 Εικονότυπο ΑΕ</text:p>
      <text:p text:style-name="P2"><text:span text:style-name="T1">Σελιδοποίηση - </text:span><text:span text:style-name="T5">DTP</text:span></text:p>
      <text:p text:style-name="P4"/>
      <text:p text:style-name="P2"><text:span text:style-name="T1">1997 - 2006 </text:span><text:span text:style-name="T5">Commercial</text:span><text:span text:style-name="T1"> </text:span><text:span text:style-name="T5">Union</text:span><text:span text:style-name="T1"> </text:span><text:span text:style-name="T5">Life</text:span><text:span text:style-name="T1"> ΑΕΑΖ</text:span></text:p>
      <text:p text:style-name="P4">Τμήμα Αμοιβαίων Κεφαλαίων</text:p>
      <text:p text:style-name="P4"/>
      <text:p text:style-name="P4">2006 - 2009 ΑΣΠΙΣ ΑΕΓΑ</text:p>
      <text:p text:style-name="P4">Λογιστήριο</text:p>
      <text:p text:style-name="P4"/>
      <text:p text:style-name="P4">2011 - Παρόν</text:p>
      <text:p text:style-name="P4">Ελεύθερος Επαγγελματίας</text:p>
      <text:p text:style-name="P6"/>
      <text:p text:style-name="P6">Ξένες Γλώσσες</text:p>
      <text:p text:style-name="P4">Αγγλικά, λίγα Γερμανικά</text:p>
      <text:p text:style-name="P6"/>
      <text:p text:style-name="P6">Ενδιαφέροντα</text:p>
      <text:p text:style-name="P4">Αθλητισμός, Μουσική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MS Mincho" svg:font-family="'MS Mincho', 'ＭＳ 明朝'" style:font-family-generic="modern"/>
    <style:font-face style:name="Verdana" svg:font-family="Verdana" style:font-family-generic="swiss"/>
    <style:font-face style:name="Fira Mono" svg:font-family="'Fira Mono'" style:font-pitch="fixed"/>
    <style:font-face style:name="Hack" svg:font-family="Hack" style:font-pitch="fixed"/>
    <style:font-face style:name="IBM 3270 Narrow" svg:font-family="'IBM 3270 Narrow'" style:font-pitch="fixed"/>
    <style:font-face style:name="Inconsolata" svg:font-family="Inconsolata" style:font-pitch="fixed"/>
    <style:font-face style:name="Noto Mono" svg:font-family="'Noto Mono'" style:font-pitch="fixed"/>
    <style:font-face style:name="NovaMono" svg:font-family="NovaMono" style:font-pitch="fixed"/>
    <style:font-face style:name="ProFont for Powerline" svg:font-family="'ProFont for Powerline'" style:font-pitch="fixed"/>
    <style:font-face style:name="monofur for Powerline" svg:font-family="'monofur for Powerline'" style:font-pitch="fixed"/>
    <style:font-face style:name="Cousine" svg:font-family="Cousine" style:font-family-generic="modern" style:font-pitch="fixed"/>
    <style:font-face style:name="DejaVu Sans Mono" svg:font-family="'DejaVu Sans Mono'" style:font-family-generic="modern" style:font-pitch="fixed"/>
    <style:font-face style:name="ConkyWind" svg:font-family="ConkyWind" style:font-pitch="variable"/>
    <style:font-face style:name="Exo 2 Extra Light" svg:font-family="'Exo 2 Extra Light'" style:font-pitch="variable"/>
    <style:font-face style:name="Michroma" svg:font-family="Michroma" style:font-pitch="variable"/>
    <style:font-face style:name="PF Tempesta Five" svg:font-family="'PF Tempesta Five'" style:font-pitch="variable"/>
    <style:font-face style:name="Roboto" svg:font-family="Roboto" style:font-pitch="variable"/>
    <style:font-face style:name="Tinos" svg:font-family="Tinos" style:font-pitch="variable"/>
    <style:font-face style:name="hooge 05_53" svg:font-family="'hooge 05_53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Verdana2" style:font-size-asian="12pt" style:language-asian="zh" style:country-asian="CN" style:font-name-complex="Verdan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WW8Num1z0" style:family="text">
      <style:text-properties style:font-name="Symbol" fo:language="en" fo:country="US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6-10T13:42:00</meta:creation-date>
    <dc:date>2019-01-03T19:07:34</dc:date>
    <meta:editing-cycles>25</meta:editing-cycles>
    <meta:editing-duration>PT3H27M21S</meta:editing-duration>
    <meta:generator>OpenOffice/4.1.5$Unix OpenOffice.org_project/415m1$Build-9789</meta:generator>
    <meta:document-statistic meta:table-count="0" meta:image-count="0" meta:object-count="0" meta:page-count="1" meta:paragraph-count="33" meta:word-count="125" meta:character-count="956"/>
  </office:meta>
</office:document-meta>
</file>